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60000030E52156C666B8125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itle">
      <style:text-properties officeooo:paragraph-rsid="0003d14b"/>
    </style:style>
    <style:style style:name="T1" style:family="text">
      <style:text-properties officeooo:rsid="000293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不具合</text:p>
      <text:list xml:id="list4196604945" text:style-name="L1">
        <text:list-header>
          <text:p text:style-name="P1">●「第２節 核医学診断料」(<text:span text:style-name="T1">2_4_2)</text:span>の通則に対する通知が通則ではなく、2_4_2にぶら下がっている。<text:line-break/><draw:frame draw:style-name="fr1" draw:name="画像1" text:anchor-type="char" svg:x="1.355cm" svg:y="1.503cm" svg:width="14.439cm" svg:height="11.497cm" draw:z-index="0"><draw:image xlink:href="Pictures/10000001000003D60000030E52156C666B812579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3T21:30:00.354000000</meta:creation-date>
    <dc:date>2023-06-13T21:47:34.616000000</dc:date>
    <meta:editing-duration>PT6M34S</meta:editing-duration>
    <meta:editing-cycles>1</meta:editing-cycles>
    <meta:document-statistic meta:table-count="0" meta:image-count="1" meta:object-count="0" meta:page-count="1" meta:paragraph-count="2" meta:word-count="44" meta:character-count="56" meta:non-whitespace-character-count="54"/>
    <meta:generator>LibreOffice/7.3.4.2$Windows_X86_64 LibreOffice_project/728fec16bd5f605073805c3c9e7c4212a0120dc5</meta:generator>
  </office:meta>
</office:document-meta>
</file>